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2.17cm" fo:break-before="auto" style:use-optimal-row-height="true"/>
    </style:style>
    <style:style style:name="ro7" style:family="table-row">
      <style:table-row-properties style:row-height="1.164cm" fo:break-before="auto" style:use-optimal-row-height="tru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1.076cm" fo:break-before="auto" style:use-optimal-row-height="true"/>
    </style:style>
    <style:style style:name="ro10" style:family="table-row">
      <style:table-row-properties style:row-height="1.535cm" fo:break-before="auto" style:use-optimal-row-height="true"/>
    </style:style>
    <style:style style:name="ro11" style:family="table-row">
      <style:table-row-properties style:row-height="1.711cm" fo:break-before="auto" style:use-optimal-row-height="true"/>
    </style:style>
    <style:style style:name="ro12" style:family="table-row">
      <style:table-row-properties style:row-height="2.0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09_07-59-54_000.jpg</text:p>
          </table:table-cell>
          <table:table-cell table:style-name="ce20" office:value-type="string">
            <text:p>-*</text:p>
          </table:table-cell>
          <table:table-cell table:style-name="ce3"/>
          <table:table-cell table:style-name="ce3"/>
          <table:table-cell table:style-name="ce3" office:value-type="string">
            <text:p>N-35-35-28.642272 E-139-34-49.434814</text:p>
          </table:table-cell>
          <table:table-cell table:style-name="ce33" table:formula="of:=IF([.E2]=&quot;&quot;;[.C2];CONCATENATE([.C2];&quot; / &quot;;[.E2]))" office:value-type="string" office:string-value="-*">
            <text:p>-*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09_10-09-29_000.jpg</text:p>
          </table:table-cell>
          <table:table-cell table:style-name="ce20" office:value-type="string">
            <text:p>:m 東和 PHOTO / 200511m / 日吉駅 / 箕輪町計画I敷地 / １名 / 経塚工業（三井住友建設） / 資料</text:p>
          </table:table-cell>
          <table:table-cell table:style-name="ce3"/>
          <table:table-cell table:style-name="ce3"/>
          <table:table-cell table:style-name="ce3" office:value-type="string">
            <text:p>N-35-35-28.697204 E-139-34-49.160156</text:p>
          </table:table-cell>
          <table:table-cell table:style-name="ce33" table:formula="of:=IF([.E3]=&quot;&quot;;[.C3];CONCATENATE([.C3];&quot; / &quot;;[.E3]))" office:value-type="string" office:string-value=":m 東和 PHOTO / 200511m / 日吉駅 / 箕輪町計画I敷地 / １名 / 経塚工業（三井住友建設） / 資料">
            <text:p>:m 東和 PHOTO / 200511m / 日吉駅 / 箕輪町計画I敷地 / １名 / 経塚工業（三井住友建設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09_10-10-12_000.jpg</text:p>
          </table:table-cell>
          <table:table-cell table:style-name="ce20" office:value-type="string">
            <text:p>:m 東和 PHOTO / 200511m / 日吉駅 / 箕輪町計画I敷地 / １名 / 経塚工業（三井住友建設） / 資料</text:p>
          </table:table-cell>
          <table:table-cell table:style-name="ce32"/>
          <table:table-cell table:style-name="ce3"/>
          <table:table-cell table:style-name="ce3" office:value-type="string">
            <text:p>N-35-35-28.697204 E-139-34-49.160156</text:p>
          </table:table-cell>
          <table:table-cell table:style-name="ce33" table:formula="of:=IF([.E4]=&quot;&quot;;[.C4];CONCATENATE([.C4];&quot; / &quot;;[.E4]))" office:value-type="string" office:string-value=":m 東和 PHOTO / 200511m / 日吉駅 / 箕輪町計画I敷地 / １名 / 経塚工業（三井住友建設） / 資料">
            <text:p>:m 東和 PHOTO / 200511m / 日吉駅 / 箕輪町計画I敷地 / １名 / 経塚工業（三井住友建設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09_10-11-07_000.jpg</text:p>
          </table:table-cell>
          <table:table-cell table:style-name="ce20" office:value-type="string">
            <text:p>:m 東和 PHOTO / 200511m / 日吉駅 / 箕輪町計画I敷地 / １名 / 経塚工業（三井住友建設） / 資料</text:p>
          </table:table-cell>
          <table:table-cell table:style-name="ce24"/>
          <table:table-cell table:style-name="ce3"/>
          <table:table-cell table:style-name="ce3" office:value-type="string">
            <text:p>N-35-35-28.710937 E-139-34-49.270019</text:p>
          </table:table-cell>
          <table:table-cell table:style-name="ce33" table:formula="of:=IF([.E5]=&quot;&quot;;[.C5];CONCATENATE([.C5];&quot; / &quot;;[.E5]))" office:value-type="string" office:string-value=":m 東和 PHOTO / 200511m / 日吉駅 / 箕輪町計画I敷地 / １名 / 経塚工業（三井住友建設） / 資料">
            <text:p>:m 東和 PHOTO / 200511m / 日吉駅 / 箕輪町計画I敷地 / １名 / 経塚工業（三井住友建設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09_10-24-00_000.jpg</text:p>
          </table:table-cell>
          <table:table-cell table:style-name="ce20" office:value-type="string">
            <text:p>:m 東和 PHOTO / 200511m / 日吉駅 / 箕輪町計画I敷地 / １名 / 経塚工業（三井住友建設） / 資料</text:p>
          </table:table-cell>
          <table:table-cell table:style-name="ce24"/>
          <table:table-cell table:style-name="ce3"/>
          <table:table-cell table:style-name="ce3" office:value-type="string">
            <text:p>N-35-35-28.669738 E-139-34-49.379882</text:p>
          </table:table-cell>
          <table:table-cell table:style-name="ce33" table:formula="of:=IF([.E6]=&quot;&quot;;[.C6];CONCATENATE([.C6];&quot; / &quot;;[.E6]))" office:value-type="string" office:string-value=":m 東和 PHOTO / 200511m / 日吉駅 / 箕輪町計画I敷地 / １名 / 経塚工業（三井住友建設） / 資料">
            <text:p>:m 東和 PHOTO / 200511m / 日吉駅 / 箕輪町計画I敷地 / １名 / 経塚工業（三井住友建設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09_10-25-38_000.jpg</text:p>
          </table:table-cell>
          <table:table-cell table:style-name="ce20" office:value-type="string">
            <text:p>:m 東和 PHOTO / 200511m / 日吉駅 / 箕輪町計画I敷地 / １名 / 経塚工業（三井住友建設） / 資料</text:p>
          </table:table-cell>
          <table:table-cell table:style-name="ce14"/>
          <table:table-cell table:style-name="ce3"/>
          <table:table-cell table:style-name="ce3" office:value-type="string">
            <text:p>N-35-35-28.642272 E-139-34-49.270019</text:p>
          </table:table-cell>
          <table:table-cell table:style-name="ce33" table:formula="of:=IF([.E7]=&quot;&quot;;[.C7];CONCATENATE([.C7];&quot; / &quot;;[.E7]))" office:value-type="string" office:string-value=":m 東和 PHOTO / 200511m / 日吉駅 / 箕輪町計画I敷地 / １名 / 経塚工業（三井住友建設） / 資料">
            <text:p>:m 東和 PHOTO / 200511m / 日吉駅 / 箕輪町計画I敷地 / １名 / 経塚工業（三井住友建設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09_10-25-48_000.jpg</text:p>
          </table:table-cell>
          <table:table-cell table:style-name="ce20" office:value-type="string">
            <text:p>:m 東和 PHOTO / 200511m / 日吉駅 / 箕輪町計画I敷地 / １名 / 経塚工業（三井住友建設） / 資料</text:p>
          </table:table-cell>
          <table:table-cell table:style-name="ce15"/>
          <table:table-cell table:style-name="ce3"/>
          <table:table-cell table:style-name="ce3" office:value-type="string">
            <text:p>N-35-35-28.642272 E-139-34-49.270019</text:p>
          </table:table-cell>
          <table:table-cell table:style-name="ce33" table:formula="of:=IF([.E8]=&quot;&quot;;[.C8];CONCATENATE([.C8];&quot; / &quot;;[.E8]))" office:value-type="string" office:string-value=":m 東和 PHOTO / 200511m / 日吉駅 / 箕輪町計画I敷地 / １名 / 経塚工業（三井住友建設） / 資料">
            <text:p>:m 東和 PHOTO / 200511m / 日吉駅 / 箕輪町計画I敷地 / １名 / 経塚工業（三井住友建設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09_10-44-51_000.jpg</text:p>
          </table:table-cell>
          <table:table-cell table:style-name="ce20" office:value-type="string">
            <text:p>:m 東和 PHOTO / 200511m / 日吉駅 / 箕輪町計画I敷地 / １名 / 経塚工業（三井住友建設） / 資料</text:p>
          </table:table-cell>
          <table:table-cell table:style-name="ce15"/>
          <table:table-cell table:style-name="ce3"/>
          <table:table-cell table:style-name="ce3" office:value-type="string">
            <text:p>N-35-35-28.642272 E-139-34-49.270019</text:p>
          </table:table-cell>
          <table:table-cell table:style-name="ce33" table:formula="of:=IF([.E9]=&quot;&quot;;[.C9];CONCATENATE([.C9];&quot; / &quot;;[.E9]))" office:value-type="string" office:string-value=":m 東和 PHOTO / 200511m / 日吉駅 / 箕輪町計画I敷地 / １名 / 経塚工業（三井住友建設） / 資料">
            <text:p>:m 東和 PHOTO / 200511m / 日吉駅 / 箕輪町計画I敷地 / １名 / 経塚工業（三井住友建設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09_10-45-31_000.jpg</text:p>
          </table:table-cell>
          <table:table-cell table:style-name="ce20" office:value-type="string">
            <text:p>:m 東和 PHOTO / 200511m / 日吉駅 / 箕輪町計画I敷地 / １名 / 経塚工業（三井住友建設） / 資料</text:p>
          </table:table-cell>
          <table:table-cell table:style-name="ce15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3" table:formula="of:=IF([.E10]=&quot;&quot;;[.C10];CONCATENATE([.C10];&quot; / &quot;;[.E10]))" office:value-type="string" office:string-value=":m 東和 PHOTO / 200511m / 日吉駅 / 箕輪町計画I敷地 / １名 / 経塚工業（三井住友建設） / 資料">
            <text:p>:m 東和 PHOTO / 200511m / 日吉駅 / 箕輪町計画I敷地 / １名 / 経塚工業（三井住友建設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09_10-51-47_000.jpg</text:p>
          </table:table-cell>
          <table:table-cell table:style-name="ce20" office:value-type="string">
            <text:p>:m 東和 PHOTO / 200511m / 日吉駅 / 箕輪町計画I敷地 / １名 / 経塚工業（三井住友建設） / 資料</text:p>
          </table:table-cell>
          <table:table-cell table:style-name="ce16"/>
          <table:table-cell table:style-name="ce3"/>
          <table:table-cell table:style-name="ce3" office:value-type="string">
            <text:p>N-35-35-28.436279 E-139-34-49.544677</text:p>
          </table:table-cell>
          <table:table-cell table:style-name="ce33" table:formula="of:=IF([.E11]=&quot;&quot;;[.C11];CONCATENATE([.C11];&quot; / &quot;;[.E11]))" office:value-type="string" office:string-value=":m 東和 PHOTO / 200511m / 日吉駅 / 箕輪町計画I敷地 / １名 / 経塚工業（三井住友建設） / 資料">
            <text:p>:m 東和 PHOTO / 200511m / 日吉駅 / 箕輪町計画I敷地 / １名 / 経塚工業（三井住友建設） / 資料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09_10-56-15_000.jpg</text:p>
          </table:table-cell>
          <table:table-cell table:style-name="ce20" office:value-type="string">
            <text:p>:m 東和 PHOTO / 200511m / 日吉駅 / 箕輪町計画I敷地 / １名 / 経塚工業（三井住友建設） / 資料</text:p>
          </table:table-cell>
          <table:table-cell table:style-name="ce17"/>
          <table:table-cell table:style-name="ce3"/>
          <table:table-cell table:style-name="ce3" office:value-type="string">
            <text:p>N-35-35-28.72467 E-139-34-49.160156</text:p>
          </table:table-cell>
          <table:table-cell table:style-name="ce33" table:formula="of:=IF([.E12]=&quot;&quot;;[.C12];CONCATENATE([.C12];&quot; / &quot;;[.E12]))" office:value-type="string" office:string-value=":m 東和 PHOTO / 200511m / 日吉駅 / 箕輪町計画I敷地 / １名 / 経塚工業（三井住友建設） / 資料">
            <text:p>:m 東和 PHOTO / 200511m / 日吉駅 / 箕輪町計画I敷地 / １名 / 経塚工業（三井住友建設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09_10-56-49_000.jpg</text:p>
          </table:table-cell>
          <table:table-cell table:style-name="ce20" office:value-type="string">
            <text:p>:m 東和 PHOTO / 200511m / 日吉駅 / 箕輪町計画I敷地 / １名 / 経塚工業（三井住友建設） / 資料</text:p>
          </table:table-cell>
          <table:table-cell table:style-name="ce17"/>
          <table:table-cell table:style-name="ce3"/>
          <table:table-cell table:style-name="ce3" office:value-type="string">
            <text:p>N-35-35-28.72467 E-139-34-49.160156</text:p>
          </table:table-cell>
          <table:table-cell table:style-name="ce33" table:formula="of:=IF([.E13]=&quot;&quot;;[.C13];CONCATENATE([.C13];&quot; / &quot;;[.E13]))" office:value-type="string" office:string-value=":m 東和 PHOTO / 200511m / 日吉駅 / 箕輪町計画I敷地 / １名 / 経塚工業（三井住友建設） / 資料">
            <text:p>:m 東和 PHOTO / 200511m / 日吉駅 / 箕輪町計画I敷地 / １名 / 経塚工業（三井住友建設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09_11-28-46_000.jpg</text:p>
          </table:table-cell>
          <table:table-cell table:style-name="ce6" office:value-type="string">
            <text:p>:m 食べた物</text:p>
          </table:table-cell>
          <table:table-cell table:style-name="ce6"/>
          <table:table-cell table:style-name="ce3"/>
          <table:table-cell table:style-name="ce3" office:value-type="string">
            <text:p>N-35-35-28.642272 E-139-34-49.215087</text:p>
          </table:table-cell>
          <table:table-cell table:style-name="ce33" table:formula="of:=IF([.E14]=&quot;&quot;;[.C14];CONCATENATE([.C14];&quot; / &quot;;[.E14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5-09_14-20-31_000.jpg</text:p>
          </table:table-cell>
          <table:table-cell table:style-name="ce6" office:value-type="string">
            <text:p>:m 1*1 RES / 245 / 『キリスト教とローマ帝国』 ロドニー・スターク著、穐田信子、訳 / p.117</text:p>
          </table:table-cell>
          <table:table-cell table:style-name="ce15"/>
          <table:table-cell table:style-name="ce3"/>
          <table:table-cell table:style-name="ce3" office:value-type="string">
            <text:p>N-35-35-28.559875 E-139-34-49.215087</text:p>
          </table:table-cell>
          <table:table-cell table:style-name="ce33" table:formula="of:=IF([.E15]=&quot;&quot;;[.C15];CONCATENATE([.C15];&quot; / &quot;;[.E15]))" office:value-type="string" office:string-value=":m 1*1 RES / 245 / 『キリスト教とローマ帝国』 ロドニー・スターク著、穐田信子、訳 / p.117">
            <text:p>:m 1*1 RES / 245 / 『キリスト教とローマ帝国』 ロドニー・スターク著、穐田信子、訳 / p.117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5-09_14-51-59_000.jpg</text:p>
          </table:table-cell>
          <table:table-cell table:style-name="ce6" office:value-type="string">
            <text:p>:m 食べた物　間食 / お菓子</text:p>
          </table:table-cell>
          <table:table-cell table:style-name="ce15"/>
          <table:table-cell table:style-name="ce3"/>
          <table:table-cell table:style-name="ce3" office:value-type="string">
            <text:p>N-35-35-28.62854 E-139-34-49.160156</text:p>
          </table:table-cell>
          <table:table-cell table:style-name="ce33" table:formula="of:=IF([.E16]=&quot;&quot;;[.C16];CONCATENATE([.C16];&quot; / &quot;;[.E16]))" office:value-type="string" office:string-value=":m 食べた物　間食 / お菓子">
            <text:p>:m 食べた物　間食 / お菓子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5-09_17-16-37_000.jpg</text:p>
          </table:table-cell>
          <table:table-cell table:style-name="ce6" office:value-type="string">
            <text:p>:m music / log / gt / || s.1:memo~,et-N,for=finger-movement(position-change):Am-F,tu=folk || s.2:tu=OD,analysis,for=position-table:D▽;D▽/5;A7▽ || s.3:tu=OD,analysis,memo+,chord=B7;B7-9;F#m/4 || s.4:tu=OD,R=2,from=s.3,f-N,score+,chord=F#m || s.5:analysis,tu=OD,R=3,score+,chord=F#m7;B7,position-table+</text:p>
          </table:table-cell>
          <table:table-cell table:style-name="ce15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3" table:formula="of:=IF([.E17]=&quot;&quot;;[.C17];CONCATENATE([.C17];&quot; / &quot;;[.E17]))" office:value-type="string" office:string-value=":m music / log / gt / || s.1:memo~,et-N,for=finger-movement(position-change):Am-F,tu=folk || s.2:tu=OD,analysis,for=position-table:D▽;D▽/5;A7▽ || s.3:tu=OD,analysis,memo+,chord=B7;B7-9;F#m/4 || s.4:tu=OD,R=2,from=s.3,f-N,score+,chord=F#m || s.5:analysis,tu=OD,R=3,score+,chord=F#m7;B7,position-table+">
            <text:p>:m music / log / gt / || s.1:memo~,et-N,for=finger-movement(position-change):Am-F,tu=folk || s.2:tu=OD,analysis,for=position-table:D▽;D▽/5;A7▽ || s.3:tu=OD,analysis,memo+,chord=B7;B7-9;F#m/4 || s.4:tu=OD,R=2,from=s.3,f-N,score+,chord=F#m || s.5:analysis,tu=OD,R=3,score+,chord=F#m7;B7,position-table+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5-09_18-21-09_000.jpg</text:p>
          </table:table-cell>
          <table:table-cell table:style-name="ce6" office:value-type="string">
            <text:p>:m RES 1-3*3 / free# JVEMV6 37#23_13 / 37. miscs of miscs / 23. CO2 / CO2-split;methods</text:p>
          </table:table-cell>
          <table:table-cell table:style-name="ce16"/>
          <table:table-cell table:style-name="ce3"/>
          <table:table-cell table:style-name="ce3" office:value-type="string">
            <text:p>N-35-35-28.614807 E-139-34-49.379882</text:p>
          </table:table-cell>
          <table:table-cell table:style-name="ce33" table:formula="of:=IF([.E18]=&quot;&quot;;[.C18];CONCATENATE([.C18];&quot; / &quot;;[.E18]))" office:value-type="string" office:string-value=":m RES 1-3*3 / free# JVEMV6 37#23_13 / 37. miscs of miscs / 23. CO2 / CO2-split;methods">
            <text:p>:m RES 1-3*3 / free# JVEMV6 37#23_13 / 37. miscs of miscs / 23. CO2 / CO2-split;methods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5-09_19-21-21_000.jpg</text:p>
          </table:table-cell>
          <table:table-cell table:style-name="ce6" office:value-type="string">
            <text:p>:m music / log / rc / || s.1:f-N,k.E,swing+,R=1,score+</text:p>
          </table:table-cell>
          <table:table-cell table:style-name="ce17"/>
          <table:table-cell table:style-name="ce3"/>
          <table:table-cell table:style-name="ce3" office:value-type="string">
            <text:p>N-35-35-28.546142 E-139-34-49.160156</text:p>
          </table:table-cell>
          <table:table-cell table:style-name="ce33" table:formula="of:=IF([.E19]=&quot;&quot;;[.C19];CONCATENATE([.C19];&quot; / &quot;;[.E19]))" office:value-type="string" office:string-value=":m music / log / rc / || s.1:f-N,k.E,swing+,R=1,score+">
            <text:p>:m music / log / rc / || s.1:f-N,k.E,swing+,R=1,score+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5-09_21-10-13_000.jpg</text:p>
          </table:table-cell>
          <table:table-cell table:style-name="ce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587341 E-139-34-49.379882</text:p>
          </table:table-cell>
          <table:table-cell table:style-name="ce33" table:formula="of:=IF([.E20]=&quot;&quot;;[.C20];CONCATENATE([.C20];&quot; / &quot;;[.E20]))" office:value-type="string" office:string-value=":m 食べた物">
            <text:p>:m 食べた物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5-10_00-37-42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3" table:formula="of:=IF([.E21]=&quot;&quot;;[.C21];CONCATENATE([.C21];&quot; / &quot;;[.E21]))" office:value-type="string" office:string-value=":m :PHOTO 寝た時刻 / 2020">
            <text:p>:m :PHOTO 寝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5-10_07-15-01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3" table:formula="of:=IF([.E22]=&quot;&quot;;[.C22];CONCATENATE([.C22];&quot; / &quot;;[.E22]))" office:value-type="string" office:string-value=":m :PHOTO 起きた時刻 / 2020">
            <text:p>:m :PHOTO 起き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09_16-11-26_000.mp4</text:p>
          </table:table-cell>
          <table:table-cell table:style-name="ce6" office:value-type="string">
            <text:p>-*</text:p>
          </table:table-cell>
          <table:table-cell table:style-name="ce14"/>
          <table:table-cell table:style-name="ce3"/>
          <table:table-cell table:style-name="ce3"/>
          <table:table-cell table:style-name="ce33" table:formula="of:=IF([.E23]=&quot;&quot;;[.C23];CONCATENATE([.C23];&quot; / &quot;;[.E23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09_16-16-39_000.mp4</text:p>
          </table:table-cell>
          <table:table-cell table:style-name="ce6" office:value-type="string">
            <text:p>:VIDEO / @自宅 / メモ / guitar,gt / 演奏、play / g-2020-0509-1 / memo~,et-N,for=finger-movement:Am-F</text:p>
          </table:table-cell>
          <table:table-cell table:style-name="ce3"/>
          <table:table-cell table:style-name="ce3"/>
          <table:table-cell table:style-name="ce3"/>
          <table:table-cell table:style-name="ce33" table:formula="of:=IF([.E24]=&quot;&quot;;[.C24];CONCATENATE([.C24];&quot; / &quot;;[.E24]))" office:value-type="string" office:string-value=":VIDEO / @自宅 / メモ / guitar,gt / 演奏、play / g-2020-0509-1 / memo~,et-N,for=finger-movement:Am-F">
            <text:p>:VIDEO / @自宅 / メモ / guitar,gt / 演奏、play / g-2020-0509-1 / memo~,et-N,for=finger-movement:Am-F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09_16-38-38_000.mp4</text:p>
          </table:table-cell>
          <table:table-cell table:style-name="ce6" office:value-type="string">
            <text:p>:VIDEO / @自宅 / メモ / guitar,gt / 演奏、play / g-2020-0509-2 / s.4 tu=OD,R=2,from=s.3,f-N,score+,chord=F#m</text:p>
          </table:table-cell>
          <table:table-cell table:style-name="ce3"/>
          <table:table-cell table:style-name="ce3"/>
          <table:table-cell table:style-name="ce3"/>
          <table:table-cell table:style-name="ce33" table:formula="of:=IF([.E25]=&quot;&quot;;[.C25];CONCATENATE([.C25];&quot; / &quot;;[.E25]))" office:value-type="string" office:string-value=":VIDEO / @自宅 / メモ / guitar,gt / 演奏、play / g-2020-0509-2 / s.4 tu=OD,R=2,from=s.3,f-N,score+,chord=F#m">
            <text:p>:VIDEO / @自宅 / メモ / guitar,gt / 演奏、play / g-2020-0509-2 / s.4 tu=OD,R=2,from=s.3,f-N,score+,chord=F#m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09_17-12-12_000.mp4</text:p>
          </table:table-cell>
          <table:table-cell table:style-name="ce6" office:value-type="string">
            <text:p>:VIDEO / @自宅 / メモ / guitar,gt / 演奏、play / g-2020-0509-3 / s.5 analysis,tu=OD,R=3,score+,chord=F#m7;B7,position-table+</text:p>
          </table:table-cell>
          <table:table-cell table:style-name="ce16"/>
          <table:table-cell table:style-name="ce3"/>
          <table:table-cell table:style-name="ce3"/>
          <table:table-cell table:style-name="ce33" table:formula="of:=IF([.E26]=&quot;&quot;;[.C26];CONCATENATE([.C26];&quot; / &quot;;[.E26]))" office:value-type="string" office:string-value=":VIDEO / @自宅 / メモ / guitar,gt / 演奏、play / g-2020-0509-3 / s.5 analysis,tu=OD,R=3,score+,chord=F#m7;B7,position-table+">
            <text:p>:VIDEO / @自宅 / メモ / guitar,gt / 演奏、play / g-2020-0509-3 / s.5 analysis,tu=OD,R=3,score+,chord=F#m7;B7,position-table+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09_18-49-15_000.mp4</text:p>
          </table:table-cell>
          <table:table-cell table:style-name="ce6" office:value-type="string">
            <text:p>:VIDEO / @自室 / 記録 / recorder,rc / 演奏、play / r-2020-0509-1 / f-N,k.E,swing+,R=1,score+</text:p>
          </table:table-cell>
          <table:table-cell table:style-name="ce17"/>
          <table:table-cell table:style-name="ce3"/>
          <table:table-cell table:style-name="ce3"/>
          <table:table-cell table:style-name="ce33" table:formula="of:=IF([.E27]=&quot;&quot;;[.C27];CONCATENATE([.C27];&quot; / &quot;;[.E27]))" office:value-type="string" office:string-value=":VIDEO / @自室 / 記録 / recorder,rc / 演奏、play / r-2020-0509-1 / f-N,k.E,swing+,R=1,score+">
            <text:p>:VIDEO / @自室 / 記録 / recorder,rc / 演奏、play / r-2020-0509-1 / f-N,k.E,swing+,R=1,score+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09_18-57-07_000.mp4</text:p>
          </table:table-cell>
          <table:table-cell table:style-name="ce6" office:value-type="string">
            <text:p>:VIDEO / @自室 / 記録 / recorder,rc / 演奏、play / r-2020-0509-2 / k.E,f-N,R=2</text:p>
          </table:table-cell>
          <table:table-cell table:style-name="ce16"/>
          <table:table-cell table:style-name="ce3"/>
          <table:table-cell table:style-name="ce3"/>
          <table:table-cell table:style-name="ce33" table:formula="of:=IF([.E28]=&quot;&quot;;[.C28];CONCATENATE([.C28];&quot; / &quot;;[.E28]))" office:value-type="string" office:string-value=":VIDEO / @自室 / 記録 / recorder,rc / 演奏、play / r-2020-0509-2 / k.E,f-N,R=2">
            <text:p>:VIDEO / @自室 / 記録 / recorder,rc / 演奏、play / r-2020-0509-2 / k.E,f-N,R=2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09_19-16-13_000.mp4</text:p>
          </table:table-cell>
          <table:table-cell table:style-name="ce6" office:value-type="string">
            <text:p>:VIDEO / @自室 / 記録 / jap.flute / 演奏、play / f-2020-0509-1 / how-to-blow:E♭;D♭,memo~</text:p>
          </table:table-cell>
          <table:table-cell table:style-name="ce6"/>
          <table:table-cell table:style-name="ce3"/>
          <table:table-cell table:style-name="ce3"/>
          <table:table-cell table:style-name="ce33" table:formula="of:=IF([.E29]=&quot;&quot;;[.C29];CONCATENATE([.C29];&quot; / &quot;;[.E29]))" office:value-type="string" office:string-value=":VIDEO / @自室 / 記録 / jap.flute / 演奏、play / f-2020-0509-1 / how-to-blow:E♭;D♭,memo~">
            <text:p>:VIDEO / @自室 / 記録 / jap.flute / 演奏、play / f-2020-0509-1 / how-to-blow:E♭;D♭,memo~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09_19-19-56_000.mp4</text:p>
          </table:table-cell>
          <table:table-cell table:style-name="ce6" office:value-type="string">
            <text:p>:VIDEO / @自室 / 記録 / jap.flute / 演奏、play / f-2020-0509-2 / f-N,notes=E♭;D♭</text:p>
          </table:table-cell>
          <table:table-cell table:style-name="ce15"/>
          <table:table-cell table:style-name="ce3"/>
          <table:table-cell table:style-name="ce3"/>
          <table:table-cell table:style-name="ce33" table:formula="of:=IF([.E30]=&quot;&quot;;[.C30];CONCATENATE([.C30];&quot; / &quot;;[.E30]))" office:value-type="string" office:string-value=":VIDEO / @自室 / 記録 / jap.flute / 演奏、play / f-2020-0509-2 / f-N,notes=E♭;D♭">
            <text:p>:VIDEO / @自室 / 記録 / jap.flute / 演奏、play / f-2020-0509-2 / f-N,notes=E♭;D♭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10_07-12-51_000.mid</text:p>
          </table:table-cell>
          <table:table-cell table:style-name="ce6" office:value-type="string">
            <text:p>:in-mid / app=perfect-piano / 演奏、play / id-2020-0509-1 / category=melody,inst=piano</text:p>
          </table:table-cell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string" office:string-value=":in-mid / app=perfect-piano / 演奏、play / id-2020-0509-1 / category=melody,inst=piano">
            <text:p>:in-mid / app=perfect-piano / 演奏、play / id-2020-0509-1 / category=melody,inst=piano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10_08-07-19_000.mp4</text:p>
          </table:table-cell>
          <table:table-cell table:style-name="ce6" office:value-type="string">
            <text:p>:VIDEO / @自宅 / 体操 / hip-hopダンス、ヒップホップ / h-2020-0510-1 / id=?? / swing-turn</text:p>
          </table:table-cell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string" office:string-value=":VIDEO / @自宅 / 体操 / hip-hopダンス、ヒップホップ / h-2020-0510-1 / id=?? / swing-turn">
            <text:p>:VIDEO / @自宅 / 体操 / hip-hopダンス、ヒップホップ / h-2020-0510-1 / id=?? / swing-turn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4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4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4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4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3"/>
          <table:table-cell table:number-columns-repeated="1022"/>
        </table:table-row>
        <table:table-row table:style-name="ro8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0X-X / category=melody,inst=piano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29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2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7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0">2020/05/10</text:date>, <text:time>09:26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10T09:26:06.51</dc:date>
    <dc:creator>iwabuchi ken</dc:creator>
    <meta:editing-duration>P20DT10H28M29S</meta:editing-duration>
    <meta:editing-cycles>8037</meta:editing-cycles>
    <meta:document-statistic meta:table-count="1" meta:cell-count="475" meta:object-count="0"/>
  </office:meta>
</office:document-meta>
</file>